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Neue-Light" svg:font-family="HelveticaNeue-Light, apple-system, AppleSDGothicNeo-Regular, 'lucida grande', tahoma, verdana, arial, sans-serif, 'Segoe UI Emoji', 'Segoe UI Symbol', 'Noto Color Emoji', NotoColorEmoji, EmojiSymbols, Symbola, Noto, 'Android Emoji', AndroidEmoji, 'Arial Unicode MS', 'Zapf Dingbats', AppleColorEmoji, 'Apple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paragraph-rsid="000f652a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4fec7" officeooo:paragraph-rsid="0004fec7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4fec7" officeooo:paragraph-rsid="0006f76d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4fec7" officeooo:paragraph-rsid="000f652a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4fec7" officeooo:paragraph-rsid="001145f9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79be1" officeooo:paragraph-rsid="00079be1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79be1" officeooo:paragraph-rsid="00090464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79be1" officeooo:paragraph-rsid="000ae7ba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79be1" officeooo:paragraph-rsid="000cb2f8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947f" officeooo:paragraph-rsid="000d947f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ce4d" officeooo:paragraph-rsid="000ece4d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f652a" officeooo:paragraph-rsid="000f652a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paragraph-rsid="000ae7ba"/>
    </style:style>
    <style:style style:name="P14" style:family="paragraph" style:parent-style-name="Standard">
      <style:paragraph-properties fo:line-height="150%"/>
      <style:text-properties style:font-name="Ubuntu" fo:font-size="14pt" officeooo:rsid="0005dbac" officeooo:paragraph-rsid="0005dbac" style:font-size-asian="12.25pt" style:font-size-complex="14pt"/>
    </style:style>
    <style:style style:name="P15" style:family="paragraph" style:parent-style-name="Standard">
      <style:paragraph-properties fo:line-height="200%"/>
      <style:text-properties style:font-name="Ubuntu" fo:font-size="14pt" officeooo:rsid="0005dbac" officeooo:paragraph-rsid="0005dbac" style:font-size-asian="12.25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loext:opacity="100%" style:font-name="HelveticaNeue-Light" fo:font-size="13.5pt" fo:letter-spacing="normal" fo:font-style="normal" fo:font-weight="normal" officeooo:rsid="000ae7ba" officeooo:paragraph-rsid="000ae7ba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HelveticaNeue-Light" fo:font-size="13.5pt" fo:letter-spacing="normal" fo:font-style="normal" fo:font-weight="normal" officeooo:rsid="000ae7ba" officeooo:paragraph-rsid="000ae7ba" style:font-size-asian="12.25pt" style:font-size-complex="14pt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99b5"/>
    </style:style>
    <style:style style:name="T2" style:family="text">
      <style:text-properties officeooo:rsid="0005dbac"/>
    </style:style>
    <style:style style:name="T3" style:family="text">
      <style:text-properties officeooo:rsid="0006f76d"/>
    </style:style>
    <style:style style:name="T4" style:family="text">
      <style:text-properties officeooo:rsid="00090464"/>
    </style:style>
    <style:style style:name="T5" style:family="text">
      <style:text-properties fo:font-variant="normal" fo:text-transform="none" fo:color="#000000" loext:opacity="100%" style:font-name="HelveticaNeue-Light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HelveticaNeue-Light" fo:font-size="13.5pt" fo:letter-spacing="normal" fo:font-style="normal" fo:font-weight="normal" officeooo:rsid="000ae7ba"/>
    </style:style>
    <style:style style:name="T7" style:family="text">
      <style:text-properties fo:font-variant="normal" fo:text-transform="none" fo:color="#000000" loext:opacity="100%" style:font-name="HelveticaNeue-Light" fo:font-size="13.5pt" fo:letter-spacing="normal" fo:font-style="normal" fo:font-weight="normal" officeooo:rsid="000ae7ba" style:font-size-asian="12.25pt" style:font-size-complex="14pt"/>
    </style:style>
    <style:style style:name="T8" style:family="text">
      <style:text-properties fo:font-variant="normal" fo:text-transform="none" fo:color="#000000" loext:opacity="100%" style:font-name="HelveticaNeue-Light" fo:font-size="13.5pt" fo:letter-spacing="normal" fo:font-style="normal" fo:font-weight="normal" officeooo:rsid="000cb2f8"/>
    </style:style>
    <style:style style:name="T9" style:family="text">
      <style:text-properties fo:font-variant="normal" fo:text-transform="none" fo:color="#000000" loext:opacity="100%" style:font-name="HelveticaNeue-Light" fo:font-size="13.5pt" fo:letter-spacing="normal" fo:font-style="normal" fo:font-weight="normal" officeooo:rsid="000f652a"/>
    </style:style>
    <style:style style:name="T10" style:family="text">
      <style:text-properties officeooo:rsid="000ae7ba" style:font-size-asian="12.25pt" style:font-size-complex="14pt"/>
    </style:style>
    <style:style style:name="T11" style:family="text">
      <style:text-properties officeooo:rsid="000f652a"/>
    </style:style>
    <style:style style:name="T12" style:family="text">
      <style:text-properties officeooo:rsid="000fd098"/>
    </style:style>
    <style:style style:name="T13" style:family="text">
      <style:text-properties officeooo:rsid="00108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Markdown GitHub</text:h>
      <text:p text:style-name="P2">md = MarkDown</text:p>
      <text:p text:style-name="P2">Markdown é uma linguagem de marcação <text:span text:style-name="T1">feito para o github</text:span> que tem o objetivo de ser um tipo de HTML mais simples, com uma melhor leitura. Pensando nisso o markdown foi criado com uma alta read-abillity (habilidade de se ler), fazendo com que você consiga ler um código sem problema<text:span text:style-name="T1">s. </text:span><text:span text:style-name="T2">Alem de ser simples de ler também é simples de converter de markdown para HTML.</text:span></text:p>
      <text:h text:style-name="Heading_20_2" text:outline-level="2"><text:span text:style-name="T1">Guia</text:span>:</text:h>
      <text:p text:style-name="P14">O markdown é aplicado em 3 áreas no github, no arquivo readme, nas issues e nas pull requests.</text:p>
      <text:p text:style-name="P15">Dentro do markdown os símbolos representam as marcas.</text:p>
      <text:p text:style-name="P2">** <text:s/>** <text:s/><text:span text:style-name="T3">ou <text:s/>__ <text:s/>__ <text:s/></text:span>- <text:span text:style-name="T1">Negrito</text:span></text:p>
      <text:p text:style-name="P3">* <text:s/>* <text:s/><text:span text:style-name="T3">ou <text:s/>_ <text:s/>_ <text:s/></text:span>- <text:span text:style-name="T1">Itálico</text:span></text:p>
      <text:p text:style-name="P3">~~ <text:s/>~~ <text:s/>- <text:span text:style-name="T3">Excluído</text:span></text:p>
      <text:p text:style-name="P6"># <text:s/>- Titulo nível 1</text:p>
      <text:p text:style-name="P6">## <text:s/>- Titulo nível 2</text:p>
      <text:p text:style-name="P7">##<text:span text:style-name="T4">#</text:span> <text:s/>- Titulo nível <text:span text:style-name="T4">3</text:span></text:p>
      <text:p text:style-name="P6">--- <text:s/><text:span text:style-name="T4">ou <text:s/>*** <text:s/></text:span>- <text:span text:style-name="T4">Linha horizontal</text:span></text:p>
      <text:p text:style-name="P13"><text:span text:style-name="T10">n</text:span><text:span text:style-name="T5">°. <text:s/>- </text:span><text:span text:style-name="T6">Lista numerada</text:span></text:p>
      <text:p text:style-name="P13"><text:span text:style-name="T7"><text:s text:c="3"/>n</text:span><text:span text:style-name="T6">°. <text:s/>- Sub item Lista numerada</text:span></text:p>
      <text:p text:style-name="P16">- <text:s/>ou <text:s/>* <text:s/>- Lista demarcada</text:p>
      <text:p text:style-name="P17"><text:s text:c="3"/>- <text:s/>ou <text:s/>* <text:s/>- Sub item lista demarcada</text:p>
      <text:p text:style-name="P8"><text:span text:style-name="T6">- </text:span><text:span text:style-name="T8">[ ] <text:s/>- Lista de tarefas</text:span></text:p>
      <text:p text:style-name="P9"><text:span text:style-name="T6">- </text:span><text:span text:style-name="T8">[x] <text:s/>- Item finalizado</text:span></text:p>
      <text:p text:style-name="P10"><text:span text:style-name="T8">[</text:span><text:span text:style-name="T5">descrição] (endereço) – Link</text:span></text:p>
      <text:p text:style-name="P11"><text:span text:style-name="T5">titulo 1 | titulo 2 – </text:span><text:span text:style-name="T9">Titulo da coluna da tabela</text:span></text:p>
      <text:p text:style-name="P2">---<text:span text:style-name="T11">|--- <text:s/>- Linha divisória da tabela</text:span></text:p>
      <text:p text:style-name="P12">1 | dado 1 | dado 2 <text:s/>- Linha e coluna da tabela</text:p>
      <text:p text:style-name="P12"><text:soft-page-break/>` <text:s/>` <text:s/>- <text:span text:style-name="T12">Comandos</text:span></text:p>
      <text:p text:style-name="P12">``` <text:s/>``` <text:s/>- <text:span text:style-name="T12">Códigos</text:span></text:p>
      <text:p text:style-name="P12">:<text:span text:style-name="T12">nome: <text:s/>- Emoji <text:s/>( </text:span><text:a xlink:type="simple" xlink:href="https://github.com/ikatyang/emoji-cheat-sheet" text:style-name="Internet_20_link" text:visited-style-name="Visited_20_Internet_20_Link"><text:span text:style-name="T12">https://github.com/ikatyang/emoji-cheat-sheet</text:span></text:a><text:span text:style-name="T12"> )</text:span></text:p>
      <text:p text:style-name="P12">&gt; <text:s/>- <text:span text:style-name="T13">Citação</text:span></text:p>
      <text:p text:style-name="P4"/>
      <text:p text:style-name="P4">_____________________________________________________________________</text:p>
      <text:p text:style-name="P5"><text:a xlink:type="simple" xlink:href="https://github.com/gustavoguanabara/git-github/tree/master/manuais-PDF" text:style-name="Internet_20_link" text:visited-style-name="Visited_20_Internet_20_Link">https://github.com/gustavoguanabara/git-github/tree/master/manuais-PDF</text:a></text:p>
      <text:p text:style-name="P5">_____________________________________________________________________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Neue-Light" svg:font-family="HelveticaNeue-Light, apple-system, AppleSDGothicNeo-Regular, 'lucida grande', tahoma, verdana, arial, sans-serif, 'Segoe UI Emoji', 'Segoe UI Symbol', 'Noto Color Emoji', NotoColorEmoji, EmojiSymbols, Symbola, Noto, 'Android Emoji', AndroidEmoji, 'Arial Unicode MS', 'Zapf Dingbats', AppleColorEmoji, 'Apple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0:23:44.154888591</meta:creation-date>
    <dc:date>2022-08-22T05:28:40.488446224</dc:date>
    <meta:editing-duration>PT28M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30" meta:word-count="225" meta:character-count="1357" meta:non-whitespace-character-count="1117"/>
  </office:meta>
</office:document-meta>
</file>